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B. B. Hart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0 June 1874</text:p>
      <text:p text:style-name="P5">Month<text:tab/><text:tab/><text:tab/><text:tab/><text:tab/><text:tab/>June</text:p>
      <text:p text:style-name="P5">Year<text:tab/><text:tab/><text:tab/><text:tab/><text:tab/><text:tab/>1874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Orleans</text:p>
      <text:p text:style-name="P5">State<text:tab/><text:tab/><text:tab/><text:tab/><text:tab/><text:tab/>Louisiana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New Orleans 10</text:span><text:span text:style-name="T2">th</text:span><text:span text:style-name="T1"> June 1874/</text:span></text:p>
      <text:p text:style-name="P2"><text:span text:style-name="T1">My dear &amp; Revd. Sir/</text:span></text:p>
      <text:p text:style-name="P2"><text:span text:style-name="T1"><text:tab/>Your very kind/ letter of condolence upon the death/ of my sister would have had an/ earlier reply, but, from my absence/ from the city/</text:span></text:p>
      <text:p text:style-name="P2"><text:span text:style-name="T1"><text:tab/>Few knew the noble character/ of my sister better than yourself &amp;/ that she merited all the eulogies/ written upon her memory./</text:span></text:p>
      <text:p text:style-name="P2"><text:span text:style-name="T1"><text:tab/>To me her death is a great/ sorrow &amp; I thank you very much/ for your sympathy/</text:span></text:p>
      <text:p text:style-name="P2"><text:span text:style-name="T1"><text:tab/>With my respects to Miss Nina/</text:span></text:p>
      <text:p text:style-name="P2"><text:span text:style-name="T1"><text:tab/>I am truly yours/</text:span></text:p>
      <text:p text:style-name="P2"><text:span text:style-name="T1"><text:tab/><text:tab/><text:tab/>B. B Hart/</text:span></text:p>
      <text:p text:style-name="P2"><text:span text:style-name="T1">Revd. Mr.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9T11:03:41</meta:creation-date>
    <dc:date>2009-05-19T11:23:25</dc:date>
    <dc:language>en-US</dc:language>
    <meta:editing-cycles>2</meta:editing-cycles>
    <meta:editing-duration>PT4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9" meta:word-count="252" meta:character-count="1740"/>
  </office:meta>
</office:document-meta>
</file>